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4" style:family="graphic" style:parent-style-name="standard">
      <style:graphic-properties svg:stroke-color="#111111" draw:fill-color="#a3238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1cm" svg:stroke-color="#3465a4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a3238e" draw:textarea-horizontal-align="left" draw:auto-grow-height="true" draw:auto-grow-width="true" fo:min-height="2.286cm" fo:min-width="0.608cm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9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 draw:start-line-spacing-horizontal="0.1cm" draw:start-line-spacing-vertical="0.1cm" draw:end-line-spacing-horizontal="0.1cm" draw:end-line-spacing-vertical="0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0.6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58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draw:stroke="none" svg:stroke-color="#f10d0c" draw:fill="none" draw:fill-color="#ff0000" draw:textarea-horizontal-align="left" draw:auto-grow-height="true" draw:auto-grow-width="true" fo:min-height="1.224cm" fo:min-width="0.358cm"/>
    </style:style>
    <style:style style:name="gr25" style:family="graphic" style:parent-style-name="standard">
      <style:graphic-properties draw:stroke="none" svg:stroke-color="#f10d0c" draw:fill="none" draw:fill-color="#ff0000" draw:textarea-horizontal-align="left" draw:auto-grow-height="true" draw:auto-grow-width="true" fo:min-height="1.224cm" fo:min-width="0.993cm"/>
    </style:style>
    <style:style style:name="gr26" style:family="graphic" style:parent-style-name="standard">
      <style:graphic-properties draw:stroke="none" svg:stroke-color="#f10d0c" draw:fill="none" draw:fill-color="#ff0000" draw:textarea-horizontal-align="left" draw:auto-grow-height="true" draw:auto-grow-width="true" fo:min-height="1.224cm" fo:min-width="1.12cm"/>
    </style:style>
    <style:style style:name="gr27" style:family="graphic" style:parent-style-name="standard">
      <style:graphic-properties draw:stroke="none" svg:stroke-color="#f10d0c" draw:fill="none" draw:fill-color="#ff0000" draw:textarea-horizontal-align="left" draw:auto-grow-height="true" draw:auto-grow-width="true" fo:min-height="1.224cm" fo:min-width="0.688cm"/>
    </style:style>
    <style:style style:name="gr28" style:family="graphic" style:parent-style-name="standard">
      <style:graphic-properties draw:stroke="none" svg:stroke-color="#f10d0c" draw:fill="none" draw:fill-color="#ff0000" draw:textarea-horizontal-align="left" draw:auto-grow-height="true" draw:auto-grow-width="true" fo:min-height="1.224cm" fo:min-width="0.866cm"/>
    </style:style>
    <style:style style:name="gr29" style:family="graphic" style:parent-style-name="standard">
      <style:graphic-properties draw:stroke="none" svg:stroke-color="#f10d0c" draw:fill="none" draw:fill-color="#ff0000" draw:textarea-horizontal-align="left" draw:auto-grow-height="true" draw:auto-grow-width="true" fo:min-height="1.224cm" fo:min-width="0.637cm"/>
    </style:style>
    <style:style style:name="gr30" style:family="graphic" style:parent-style-name="standard">
      <style:graphic-properties draw:stroke="none" svg:stroke-color="#f10d0c" draw:fill="none" draw:fill-color="#ff0000" draw:textarea-horizontal-align="left" draw:auto-grow-height="true" draw:auto-grow-width="true" fo:min-height="1.736cm" fo:min-width="0.958cm"/>
    </style:style>
    <style:style style:name="gr31" style:family="graphic" style:parent-style-name="standard">
      <style:graphic-properties draw:stroke="none" draw:fill="none" draw:fill-color="#ff0000" fo:min-height="0.8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a3238e"/>
      <style:paragraph-properties fo:text-align="center"/>
    </style:style>
    <style:style style:name="P4" style:family="paragraph">
      <loext:graphic-properties draw:fill="none" draw:fill-color="#a3238e"/>
      <style:paragraph-properties style:writing-mode="lr-tb"/>
      <style:text-properties fo:color="#c9211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0000"/>
      <style:paragraph-properties style:writing-mode="lr-tb"/>
      <style:text-properties fo:language="en" fo:country="GB"/>
    </style:style>
    <style:style style:name="P10" style:family="paragraph">
      <loext:graphic-properties draw:fill="none" draw:fill-color="#ff0000"/>
    </style:style>
    <style:style style:name="T1" style:family="text">
      <style:text-properties style:text-position="-33% 58%"/>
    </style:style>
    <style:style style:name="T2" style:family="text">
      <style:text-properties fo:color="#c9211e"/>
    </style:style>
    <style:style style:name="T3" style:family="text">
      <style:text-properties fo:color="#c9211e" style:text-position="0% 100%"/>
    </style:style>
    <style:style style:name="T4" style:family="text">
      <style:text-properties fo:color="#c9211e" style:text-position="-33% 58%"/>
    </style:style>
    <style:style style:name="T5" style:family="text">
      <style:text-properties fo:language="en" fo:country="GB"/>
    </style:style>
    <style:style style:name="T6" style:family="text">
      <style:text-properties style:text-position="0% 100%"/>
    </style:style>
    <style:style style:name="T7" style:family="text">
      <style:text-properties fo:color="#ff0000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6.467cm" svg:y1="4.9cm" svg:x2="13.725cm" svg:y2="3.9cm" draw:start-shape="id1" draw:start-glue-point="3" draw:end-shape="id2" draw:end-glue-point="2" svg:d="M16467 4900h-2742v-1000" svg:viewBox="0 0 2743 1001">
          <text:p/>
        </draw:connector>
        <draw:frame draw:style-name="gr2" draw:text-style-name="P2" draw:layer="layout" svg:width="1.243cm" svg:height="1.114cm" svg:x="6.057cm" svg:y="6.186cm">
          <draw:text-box>
            <text:p>R<text:span text:style-name="T1">in</text:span></text:p>
          </draw:text-box>
        </draw:frame>
        <draw:frame draw:style-name="gr3" draw:text-style-name="P2" draw:layer="layout" svg:width="1.162cm" svg:height="1.114cm" svg:x="14.8cm" svg:y="8.9cm">
          <draw:text-box>
            <text:p>C<text:span text:style-name="T1">b</text:span></text:p>
          </draw:text-box>
        </draw:frame>
        <draw:custom-shape draw:style-name="gr4" draw:text-style-name="P3" xml:id="id4" draw:id="id4" draw:layer="layout" svg:width="0.3cm" svg:height="0.3cm" svg:x="21.7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0.167cm" svg:y1="7.814cm" svg:x2="21.7cm" svg:y2="7.85cm" draw:start-shape="id3" draw:start-glue-point="0" draw:end-shape="id4" draw:end-glue-point="6" svg:d="M20167 7814h795v36h738" svg:viewBox="0 0 1534 37">
          <text:p/>
        </draw:connector>
        <draw:frame draw:style-name="gr6" draw:text-style-name="P4" draw:layer="layout" svg:width="1.108cm" svg:height="2.536cm" svg:x="21.592cm" svg:y="8.064cm">
          <draw:text-box>
            <text:p><text:span text:style-name="T2">+</text:span></text:p>
            <text:p><text:span text:style-name="T3">v</text:span><text:span text:style-name="T4">O</text:span></text:p>
            <text:p><text:span text:style-name="T3"><text:s/></text:span><text:span text:style-name="T3">-</text:span></text:p>
          </draw:text-box>
        </draw:frame>
        <draw:connector draw:style-name="gr1" draw:text-style-name="P1" draw:layer="layout" svg:x1="4.679cm" svg:y1="8.8cm" svg:x2="4.695cm" svg:y2="5.937cm" draw:start-shape="id5" draw:start-glue-point="4" svg:d="M4679 8800v-1682h16v-1181" svg:viewBox="0 0 17 2864">
          <text:p/>
        </draw:connector>
        <draw:g>
          <draw:line draw:style-name="gr7" draw:text-style-name="P5" draw:layer="layout" svg:x1="22.969cm" svg:y1="11.822cm" svg:x2="20.8cm" svg:y2="11.822cm">
            <text:p/>
          </draw:line>
          <draw:line draw:style-name="gr7" draw:text-style-name="P5" draw:layer="layout" svg:x1="22.97cm" svg:y1="11.814cm" svg:x2="20.801cm" svg:y2="11.814cm">
            <text:p/>
          </draw:line>
          <draw:line draw:style-name="gr7" draw:text-style-name="P5" draw:layer="layout" svg:x1="21.39cm" svg:y1="12.126cm" svg:x2="22.468cm" svg:y2="12.133cm">
            <text:p/>
          </draw:line>
          <draw:line draw:style-name="gr7" draw:text-style-name="P5" draw:layer="layout" svg:x1="21.679cm" svg:y1="12.397cm" svg:x2="22.197cm" svg:y2="12.4cm">
            <text:p/>
          </draw:line>
          <draw:line draw:style-name="gr7" draw:text-style-name="P5" draw:layer="layout" svg:x1="21.911cm" svg:y1="11.796cm" svg:x2="21.9cm" svg:y2="11.302cm">
            <text:p/>
          </draw:line>
        </draw:g>
        <draw:frame draw:style-name="gr8" draw:text-style-name="P2" draw:layer="layout" svg:width="1.912cm" svg:height="0.962cm" svg:x="21cm" svg:y="12.438cm">
          <draw:text-box>
            <text:p>GND</text:p>
          </draw:text-box>
        </draw:frame>
        <draw:connector draw:style-name="gr1" draw:text-style-name="P1" xml:id="id15" draw:id="id15" draw:layer="layout" svg:x1="4.679cm" svg:y1="10.643cm" svg:x2="11.625cm" svg:y2="10.6cm" draw:start-shape="id5" draw:end-shape="id6" draw:end-glue-point="2" svg:d="M4679 10643v507h6946v-550" svg:viewBox="0 0 6947 551">
          <text:p/>
        </draw:connector>
        <draw:frame draw:style-name="gr9" draw:text-style-name="P6" draw:layer="layout" svg:width="3.99cm" svg:height="2.384cm" svg:x="5.5cm" svg:y="8.216cm">
          <draw:text-box>
            <text:p><text:span text:style-name="T5"/></text:p>
            <text:p><text:span text:style-name="T5">Input Audio</text:span></text:p>
            <text:p><text:span text:style-name="T5">10mV</text:span></text:p>
          </draw:text-box>
        </draw:frame>
        <draw:g xml:id="id7" draw:id="id7">
          <draw:line draw:style-name="gr10" draw:text-style-name="P5" draw:layer="layout" svg:x1="10.4cm" svg:y1="5.861cm" svg:x2="9.926cm" svg:y2="5.861cm">
            <text:p/>
          </draw:line>
          <draw:line draw:style-name="gr10" draw:text-style-name="P5" draw:layer="layout" svg:x1="9.922cm" svg:y1="5.1cm" svg:x2="9.922cm" svg:y2="6.62cm">
            <text:p/>
          </draw:line>
          <draw:line draw:style-name="gr10" draw:text-style-name="P5" draw:layer="layout" svg:x1="9.445cm" svg:y1="5.101cm" svg:x2="9.445cm" svg:y2="6.621cm">
            <text:p/>
          </draw:line>
          <draw:line draw:style-name="gr10" draw:text-style-name="P5" draw:layer="layout" svg:x1="9.447cm" svg:y1="5.861cm" svg:x2="8.973cm" svg:y2="5.861cm">
            <text:p/>
          </draw:line>
        </draw:g>
        <draw:connector draw:style-name="gr11" draw:text-style-name="P1" draw:layer="layout" svg:x1="8.973cm" svg:y1="5.86cm" svg:x2="7.4cm" svg:y2="5.875cm" draw:start-shape="id7" svg:d="M8973 5860h-1061v15h-512" svg:viewBox="0 0 1574 16">
          <text:p/>
        </draw:connector>
        <draw:connector draw:style-name="gr11" draw:text-style-name="P1" draw:layer="layout" svg:x1="10.4cm" svg:y1="5.86cm" svg:x2="12.4cm" svg:y2="5.9cm" draw:start-shape="id7" draw:start-glue-point="1" svg:d="M10400 5860h1275v40h725" svg:viewBox="0 0 2001 41">
          <text:p/>
        </draw:connector>
        <draw:g xml:id="id6" draw:id="id6">
          <draw:line draw:style-name="gr7" draw:text-style-name="P5" draw:layer="layout" svg:x1="11.591cm" svg:y1="10.6cm" svg:x2="11.15cm" svg:y2="10.44cm">
            <text:p/>
          </draw:line>
          <draw:line draw:style-name="gr7" draw:text-style-name="P5" draw:layer="layout" svg:x1="12.049cm" svg:y1="10.108cm" svg:x2="11.151cm" svg:y2="10.444cm">
            <text:p/>
          </draw:line>
          <draw:line draw:style-name="gr7" draw:text-style-name="P5" draw:layer="layout" svg:x1="12.1cm" svg:y1="9.449cm" svg:x2="11.202cm" svg:y2="9.113cm">
            <text:p/>
          </draw:line>
          <draw:line draw:style-name="gr7" draw:text-style-name="P5" draw:layer="layout" svg:x1="12.07cm" svg:y1="10.123cm" svg:x2="11.172cm" svg:y2="9.787cm">
            <text:p/>
          </draw:line>
          <draw:line draw:style-name="gr7" draw:text-style-name="P5" draw:layer="layout" svg:x1="12.095cm" svg:y1="9.435cm" svg:x2="11.197cm" svg:y2="9.771cm">
            <text:p/>
          </draw:line>
          <draw:line draw:style-name="gr7" draw:text-style-name="P5" draw:layer="layout" svg:x1="12.096cm" svg:y1="8.769cm" svg:x2="11.198cm" svg:y2="9.105cm">
            <text:p/>
          </draw:line>
          <draw:line draw:style-name="gr7" draw:text-style-name="P5" draw:layer="layout" svg:x1="12.051cm" svg:y1="8.775cm" svg:x2="11.61cm" svg:y2="8.615cm">
            <text:p/>
          </draw:line>
        </draw:g>
        <draw:connector draw:style-name="gr11" draw:text-style-name="P1" xml:id="id8" draw:id="id8" draw:layer="layout" svg:x1="11.549cm" svg:y1="5.88cm" svg:x2="11.625cm" svg:y2="8.615cm" draw:end-shape="id6" draw:end-glue-point="0" svg:d="M11549 5880v1093h76v1642" svg:viewBox="0 0 77 2736">
          <text:p/>
        </draw:connector>
        <draw:connector draw:style-name="gr1" draw:text-style-name="P1" draw:layer="layout" svg:x1="11.549cm" svg:y1="5.88cm" svg:x2="11.525cm" svg:y2="4cm" draw:start-shape="id8" draw:start-glue-point="2" draw:end-shape="id9" draw:end-glue-point="2" svg:d="M11549 5880v-940h-24v-940" svg:viewBox="0 0 25 1881">
          <text:p/>
        </draw:connector>
        <draw:g xml:id="id9" draw:id="id9">
          <draw:line draw:style-name="gr7" draw:text-style-name="P5" draw:layer="layout" svg:x1="11.491cm" svg:y1="4cm" svg:x2="11.05cm" svg:y2="3.774cm">
            <text:p/>
          </draw:line>
          <draw:line draw:style-name="gr7" draw:text-style-name="P5" draw:layer="layout" svg:x1="11.949cm" svg:y1="3.305cm" svg:x2="11.051cm" svg:y2="3.779cm">
            <text:p/>
          </draw:line>
          <draw:line draw:style-name="gr7" draw:text-style-name="P5" draw:layer="layout" svg:x1="12cm" svg:y1="2.376cm" svg:x2="11.102cm" svg:y2="1.902cm">
            <text:p/>
          </draw:line>
          <draw:line draw:style-name="gr7" draw:text-style-name="P5" draw:layer="layout" svg:x1="11.97cm" svg:y1="3.327cm" svg:x2="11.072cm" svg:y2="2.853cm">
            <text:p/>
          </draw:line>
          <draw:line draw:style-name="gr7" draw:text-style-name="P5" draw:layer="layout" svg:x1="11.995cm" svg:y1="2.357cm" svg:x2="11.097cm" svg:y2="2.831cm">
            <text:p/>
          </draw:line>
          <draw:line draw:style-name="gr7" draw:text-style-name="P5" draw:layer="layout" svg:x1="11.996cm" svg:y1="1.417cm" svg:x2="11.098cm" svg:y2="1.891cm">
            <text:p/>
          </draw:line>
          <draw:line draw:style-name="gr7" draw:text-style-name="P5" draw:layer="layout" svg:x1="11.951cm" svg:y1="1.426cm" svg:x2="11.51cm" svg:y2="1.2cm">
            <text:p/>
          </draw:line>
        </draw:g>
        <draw:connector draw:style-name="gr11" draw:text-style-name="P1" draw:layer="layout" svg:x1="13.725cm" svg:y1="0.316cm" svg:x2="11.525cm" svg:y2="1.2cm" draw:start-shape="id10" draw:start-glue-point="0" draw:end-shape="id9" draw:end-glue-point="0" svg:d="M13725 316h-2200v884" svg:viewBox="0 0 2201 885">
          <text:p/>
        </draw:connector>
        <draw:g xml:id="id2" draw:id="id2">
          <draw:line draw:style-name="gr7" draw:text-style-name="P5" draw:layer="layout" svg:x1="13.691cm" svg:y1="3.9cm" svg:x2="13.25cm" svg:y2="3.684cm">
            <text:p/>
          </draw:line>
          <draw:line draw:style-name="gr7" draw:text-style-name="P5" draw:layer="layout" svg:x1="14.149cm" svg:y1="3.237cm" svg:x2="13.251cm" svg:y2="3.689cm">
            <text:p/>
          </draw:line>
          <draw:line draw:style-name="gr7" draw:text-style-name="P5" draw:layer="layout" svg:x1="14.2cm" svg:y1="2.349cm" svg:x2="13.302cm" svg:y2="1.897cm">
            <text:p/>
          </draw:line>
          <draw:line draw:style-name="gr7" draw:text-style-name="P5" draw:layer="layout" svg:x1="14.17cm" svg:y1="3.257cm" svg:x2="13.272cm" svg:y2="2.805cm">
            <text:p/>
          </draw:line>
          <draw:line draw:style-name="gr7" draw:text-style-name="P5" draw:layer="layout" svg:x1="14.195cm" svg:y1="2.331cm" svg:x2="13.297cm" svg:y2="2.783cm">
            <text:p/>
          </draw:line>
          <draw:line draw:style-name="gr7" draw:text-style-name="P5" draw:layer="layout" svg:x1="14.196cm" svg:y1="1.433cm" svg:x2="13.298cm" svg:y2="1.885cm">
            <text:p/>
          </draw:line>
          <draw:line draw:style-name="gr7" draw:text-style-name="P5" draw:layer="layout" svg:x1="14.151cm" svg:y1="1.442cm" svg:x2="13.71cm" svg:y2="1.226cm">
            <text:p/>
          </draw:line>
        </draw:g>
        <draw:connector draw:style-name="gr11" draw:text-style-name="P1" draw:layer="layout" draw:line-skew="0.224cm" svg:x1="20.16cm" svg:y1="5.6cm" svg:x2="17.775cm" svg:y2="3.179cm" draw:start-shape="id11" draw:start-glue-point="0" draw:end-shape="id12" draw:end-glue-point="2" svg:d="M20160 5600v-986h-2385v-1435" svg:viewBox="0 0 2386 2422">
          <text:p/>
        </draw:connector>
        <draw:g xml:id="id12" draw:id="id12">
          <draw:line draw:style-name="gr7" draw:text-style-name="P5" draw:layer="layout" svg:x1="17.741cm" svg:y1="3.179cm" svg:x2="17.3cm" svg:y2="3.019cm">
            <text:p/>
          </draw:line>
          <draw:line draw:style-name="gr7" draw:text-style-name="P5" draw:layer="layout" svg:x1="18.199cm" svg:y1="2.687cm" svg:x2="17.301cm" svg:y2="3.023cm">
            <text:p/>
          </draw:line>
          <draw:line draw:style-name="gr7" draw:text-style-name="P5" draw:layer="layout" svg:x1="18.25cm" svg:y1="2.029cm" svg:x2="17.352cm" svg:y2="1.693cm">
            <text:p/>
          </draw:line>
          <draw:line draw:style-name="gr7" draw:text-style-name="P5" draw:layer="layout" svg:x1="18.22cm" svg:y1="2.703cm" svg:x2="17.322cm" svg:y2="2.367cm">
            <text:p/>
          </draw:line>
          <draw:line draw:style-name="gr7" draw:text-style-name="P5" draw:layer="layout" svg:x1="18.245cm" svg:y1="2.015cm" svg:x2="17.347cm" svg:y2="2.351cm">
            <text:p/>
          </draw:line>
          <draw:line draw:style-name="gr7" draw:text-style-name="P5" draw:layer="layout" svg:x1="18.25cm" svg:y1="1.357cm" svg:x2="17.352cm" svg:y2="1.693cm">
            <text:p/>
          </draw:line>
          <draw:line draw:style-name="gr7" draw:text-style-name="P5" draw:layer="layout" svg:x1="18.201cm" svg:y1="1.355cm" svg:x2="17.76cm" svg:y2="1.195cm">
            <text:p/>
          </draw:line>
        </draw:g>
        <draw:connector draw:style-name="gr11" draw:text-style-name="P1" xml:id="id10" draw:id="id10" draw:layer="layout" svg:x1="17.775cm" svg:y1="0.316cm" svg:x2="13.725cm" svg:y2="1.226cm" draw:start-shape="id13" draw:start-glue-point="0" draw:end-shape="id2" draw:end-glue-point="0" svg:d="M17775 316h-4050v910" svg:viewBox="0 0 4051 911">
          <text:p/>
        </draw:connector>
        <draw:g xml:id="id11" draw:id="id11">
          <draw:line draw:style-name="gr10" draw:text-style-name="P5" draw:layer="layout" svg:x1="20.161cm" svg:y1="5.6cm" svg:x2="20.161cm" svg:y2="6.174cm">
            <text:p/>
          </draw:line>
          <draw:line draw:style-name="gr10" draw:text-style-name="P5" draw:layer="layout" svg:x1="19.1cm" svg:y1="6.179cm" svg:x2="21.22cm" svg:y2="6.179cm">
            <text:p/>
          </draw:line>
          <draw:line draw:style-name="gr10" draw:text-style-name="P5" draw:layer="layout" svg:x1="19.101cm" svg:y1="6.756cm" svg:x2="21.221cm" svg:y2="6.756cm">
            <text:p/>
          </draw:line>
          <draw:line draw:style-name="gr10" draw:text-style-name="P5" draw:layer="layout" svg:x1="20.161cm" svg:y1="6.753cm" svg:x2="20.161cm" svg:y2="7.327cm">
            <text:p/>
          </draw:line>
        </draw:g>
        <draw:g xml:id="id14" draw:id="id14">
          <draw:line draw:style-name="gr7" draw:text-style-name="P5" draw:layer="layout" svg:x1="20.141cm" svg:y1="10.505cm" svg:x2="19.7cm" svg:y2="10.327cm">
            <text:p/>
          </draw:line>
          <draw:line draw:style-name="gr7" draw:text-style-name="P5" draw:layer="layout" svg:x1="20.599cm" svg:y1="9.958cm" svg:x2="19.701cm" svg:y2="10.331cm">
            <text:p/>
          </draw:line>
          <draw:line draw:style-name="gr7" draw:text-style-name="P5" draw:layer="layout" svg:x1="20.65cm" svg:y1="9.226cm" svg:x2="19.752cm" svg:y2="8.853cm">
            <text:p/>
          </draw:line>
          <draw:line draw:style-name="gr7" draw:text-style-name="P5" draw:layer="layout" svg:x1="20.62cm" svg:y1="9.975cm" svg:x2="19.722cm" svg:y2="9.602cm">
            <text:p/>
          </draw:line>
          <draw:line draw:style-name="gr7" draw:text-style-name="P5" draw:layer="layout" svg:x1="20.645cm" svg:y1="9.211cm" svg:x2="19.747cm" svg:y2="9.584cm">
            <text:p/>
          </draw:line>
          <draw:line draw:style-name="gr7" draw:text-style-name="P5" draw:layer="layout" svg:x1="20.65cm" svg:y1="8.48cm" svg:x2="19.752cm" svg:y2="8.853cm">
            <text:p/>
          </draw:line>
          <draw:line draw:style-name="gr7" draw:text-style-name="P5" draw:layer="layout" svg:x1="20.601cm" svg:y1="8.478cm" svg:x2="20.16cm" svg:y2="8.3cm">
            <text:p/>
          </draw:line>
        </draw:g>
        <draw:connector draw:style-name="gr11" draw:text-style-name="P1" xml:id="id3" draw:id="id3" draw:layer="layout" svg:x1="20.16cm" svg:y1="7.327cm" svg:x2="20.175cm" svg:y2="8.3cm" draw:start-shape="id11" draw:start-glue-point="2" draw:end-shape="id14" draw:end-glue-point="0" svg:d="M20160 7327v487h15v486" svg:viewBox="0 0 16 974">
          <text:p/>
        </draw:connector>
        <draw:connector draw:style-name="gr11" draw:text-style-name="P1" xml:id="id18" draw:id="id18" draw:layer="layout" draw:line-skew="-0.553cm" svg:x1="8.152cm" svg:y1="11.15cm" svg:x2="13.725cm" svg:y2="9.905cm" draw:start-shape="id15" draw:start-glue-point="0" draw:end-shape="id16" draw:end-glue-point="2" svg:d="M8152 11150h5573v-1245" svg:viewBox="0 0 5574 1246">
          <text:p/>
        </draw:connector>
        <draw:g xml:id="id16" draw:id="id16">
          <draw:line draw:style-name="gr7" draw:text-style-name="P5" draw:layer="layout" svg:x1="13.691cm" svg:y1="9.905cm" svg:x2="13.25cm" svg:y2="9.727cm">
            <text:p/>
          </draw:line>
          <draw:line draw:style-name="gr7" draw:text-style-name="P5" draw:layer="layout" svg:x1="14.149cm" svg:y1="9.358cm" svg:x2="13.251cm" svg:y2="9.731cm">
            <text:p/>
          </draw:line>
          <draw:line draw:style-name="gr7" draw:text-style-name="P5" draw:layer="layout" svg:x1="14.2cm" svg:y1="8.626cm" svg:x2="13.302cm" svg:y2="8.253cm">
            <text:p/>
          </draw:line>
          <draw:line draw:style-name="gr7" draw:text-style-name="P5" draw:layer="layout" svg:x1="14.17cm" svg:y1="9.375cm" svg:x2="13.272cm" svg:y2="9.002cm">
            <text:p/>
          </draw:line>
          <draw:line draw:style-name="gr7" draw:text-style-name="P5" draw:layer="layout" svg:x1="14.195cm" svg:y1="8.611cm" svg:x2="13.297cm" svg:y2="8.984cm">
            <text:p/>
          </draw:line>
          <draw:line draw:style-name="gr7" draw:text-style-name="P5" draw:layer="layout" svg:x1="14.2cm" svg:y1="7.88cm" svg:x2="13.302cm" svg:y2="8.253cm">
            <text:p/>
          </draw:line>
          <draw:line draw:style-name="gr7" draw:text-style-name="P5" draw:layer="layout" svg:x1="14.151cm" svg:y1="7.878cm" svg:x2="13.71cm" svg:y2="7.7cm">
            <text:p/>
          </draw:line>
        </draw:g>
        <draw:g xml:id="id17" draw:id="id17">
          <draw:line draw:style-name="gr10" draw:text-style-name="P5" draw:layer="layout" svg:x1="15.84cm" svg:y1="7.8cm" svg:x2="15.84cm" svg:y2="8.374cm">
            <text:p/>
          </draw:line>
          <draw:line draw:style-name="gr10" draw:text-style-name="P5" draw:layer="layout" svg:x1="15.079cm" svg:y1="8.379cm" svg:x2="16.599cm" svg:y2="8.379cm">
            <text:p/>
          </draw:line>
          <draw:line draw:style-name="gr10" draw:text-style-name="P5" draw:layer="layout" svg:x1="15.08cm" svg:y1="8.956cm" svg:x2="16.6cm" svg:y2="8.956cm">
            <text:p/>
          </draw:line>
          <draw:line draw:style-name="gr10" draw:text-style-name="P5" draw:layer="layout" svg:x1="15.84cm" svg:y1="8.953cm" svg:x2="15.84cm" svg:y2="9.527cm">
            <text:p/>
          </draw:line>
        </draw:g>
        <draw:connector draw:style-name="gr11" draw:text-style-name="P1" draw:layer="layout" draw:line-skew="-0.249cm" svg:x1="15.839cm" svg:y1="7.8cm" svg:x2="13.725cm" svg:y2="7.7cm" draw:start-shape="id17" draw:start-glue-point="0" draw:end-shape="id16" draw:end-glue-point="0" svg:d="M15839 7800v-899h-2114v799" svg:viewBox="0 0 2115 900">
          <text:p/>
        </draw:connector>
        <draw:g>
          <draw:line draw:style-name="gr12" draw:text-style-name="P5" draw:layer="layout" svg:x1="12.4cm" svg:y1="4.9cm" svg:x2="12.4cm" svg:y2="6.9cm">
            <text:p/>
          </draw:line>
          <draw:line draw:style-name="gr12" draw:text-style-name="P5" draw:layer="layout" svg:x1="13.733cm" svg:y1="4.9cm" svg:x2="12.4cm" svg:y2="5.567cm">
            <text:p/>
          </draw:line>
          <draw:line draw:style-name="gr13" draw:text-style-name="P5" draw:layer="layout" svg:x1="12.4cm" svg:y1="6.3cm" svg:x2="13.733cm" svg:y2="6.9cm">
            <text:p/>
          </draw:line>
        </draw:g>
        <draw:connector draw:style-name="gr11" draw:text-style-name="P1" xml:id="id21" draw:id="id21" draw:layer="layout" draw:line-skew="-0.55cm" svg:x1="10.938cm" svg:y1="11.15cm" svg:x2="15.839cm" svg:y2="9.527cm" draw:start-shape="id18" draw:start-glue-point="0" draw:end-shape="id17" draw:end-glue-point="2" svg:d="M10938 11150h4901v-1623" svg:viewBox="0 0 4902 1624">
          <text:p/>
        </draw:connector>
        <draw:connector draw:style-name="gr11" draw:text-style-name="P1" xml:id="id24" draw:id="id24" draw:layer="layout" draw:line-skew="-0.55cm" svg:x1="15.599cm" svg:y1="11.15cm" svg:x2="20.175cm" svg:y2="10.505cm" draw:start-shape="id19" draw:start-glue-point="0" draw:end-shape="id14" draw:end-glue-point="2" svg:d="M15599 11150h4576v-645" svg:viewBox="0 0 4577 646">
          <text:p/>
        </draw:connector>
        <draw:connector draw:style-name="gr11" draw:text-style-name="P1" xml:id="id19" draw:id="id19" draw:layer="layout" draw:line-skew="-0.55cm" svg:x1="17.81cm" svg:y1="7.875cm" svg:x2="13.388cm" svg:y2="11.15cm" draw:start-shape="id20" draw:start-glue-point="2" draw:end-shape="id21" draw:end-glue-point="0" svg:d="M17810 7875v3275h-4422" svg:viewBox="0 0 4423 3276">
          <text:p/>
        </draw:connector>
        <draw:connector draw:style-name="gr11" draw:text-style-name="P1" xml:id="id23" draw:id="id23" draw:layer="layout" draw:line-skew="-0.509cm" svg:x1="23.466cm" svg:y1="1.852cm" svg:x2="20.043cm" svg:y2="0.316cm" draw:start-shape="id22" draw:start-glue-point="3" svg:d="M23466 1852v-1552h-3423v16" svg:viewBox="0 0 3424 1553">
          <text:p/>
        </draw:connector>
        <draw:custom-shape draw:style-name="gr14" draw:text-style-name="P7" xml:id="id25" draw:id="id25" draw:layer="layout" svg:width="1.842cm" svg:height="1.843cm" svg:x="22.5cm" svg:y="4.7cm">
          <text:p text:style-name="P7">+</text:p>
          <text:p text:style-name="P7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xml:id="id13" draw:id="id13" draw:layer="layout" svg:x1="17.775cm" svg:y1="1.195cm" svg:x2="20.043cm" svg:y2="0.316cm" draw:start-shape="id12" draw:start-glue-point="0" draw:end-shape="id23" draw:end-glue-point="3" svg:d="M17775 1195v-879h2268" svg:viewBox="0 0 2269 880">
          <text:p/>
        </draw:connector>
        <draw:connector draw:style-name="gr11" draw:text-style-name="P1" draw:layer="layout" draw:line-skew="-0.55cm" svg:x1="17.887cm" svg:y1="11.15cm" svg:x2="23.421cm" svg:y2="6.543cm" draw:start-shape="id24" draw:start-glue-point="0" draw:end-shape="id25" draw:end-glue-point="8" svg:d="M17887 11150h5534v-4607" svg:viewBox="0 0 5535 4608">
          <text:p/>
        </draw:connector>
        <draw:connector draw:style-name="gr15" draw:text-style-name="P1" xml:id="id20" draw:id="id20" draw:layer="layout" svg:x1="17.81cm" svg:y1="7.875cm" svg:x2="17.8cm" svg:y2="5.918cm" svg:d="M17810 7875v-978h-10v-979" svg:viewBox="0 0 11 1958">
          <text:p/>
        </draw:connector>
        <draw:g xml:id="id1" draw:id="id1">
          <draw:line draw:style-name="gr12" draw:text-style-name="P5" draw:layer="layout" svg:x1="16.467cm" svg:y1="3.9cm" svg:x2="16.467cm" svg:y2="5.9cm">
            <text:p/>
          </draw:line>
          <draw:line draw:style-name="gr12" draw:text-style-name="P5" draw:layer="layout" svg:x1="16.5cm" svg:y1="5.233cm" svg:x2="17.833cm" svg:y2="5.9cm">
            <text:p/>
          </draw:line>
          <draw:line draw:style-name="gr13" draw:text-style-name="P5" draw:layer="layout" svg:x1="17.8cm" svg:y1="3.9cm" svg:x2="16.5cm" svg:y2="4.7cm">
            <text:p/>
          </draw:line>
        </draw:g>
        <draw:connector draw:style-name="gr15" draw:text-style-name="P1" xml:id="id22" draw:id="id22" draw:layer="layout" draw:type="line" svg:x1="23.421cm" svg:y1="4.7cm" svg:x2="23.466cm" svg:y2="1.852cm" draw:start-shape="id25" draw:start-glue-point="4" svg:d="M23421 4700l45-2848" svg:viewBox="0 0 46 2849">
          <text:p/>
        </draw:connector>
        <draw:frame draw:style-name="gr16" draw:text-style-name="P2" draw:layer="layout" svg:width="1.247cm" svg:height="1.114cm" svg:x="18.953cm" svg:y="5.1cm">
          <draw:text-box>
            <text:p>C<text:span text:style-name="T1">O</text:span></text:p>
          </draw:text-box>
        </draw:frame>
        <draw:frame draw:style-name="gr3" draw:text-style-name="P2" draw:layer="layout" svg:width="1.162cm" svg:height="1.114cm" svg:x="8.838cm" svg:y="4.1cm">
          <draw:text-box>
            <text:p>C<text:span text:style-name="T1">i</text:span></text:p>
          </draw:text-box>
        </draw:frame>
        <draw:frame draw:style-name="gr3" draw:text-style-name="P2" draw:layer="layout" svg:width="1.162cm" svg:height="1.114cm" svg:x="10.238cm" svg:y="8.7cm">
          <draw:text-box>
            <text:p>R<text:span text:style-name="T1">2</text:span></text:p>
          </draw:text-box>
        </draw:frame>
        <draw:frame draw:style-name="gr17" draw:text-style-name="P2" draw:layer="layout" svg:width="1.205cm" svg:height="1.114cm" svg:x="12.395cm" svg:y="7.9cm">
          <draw:text-box>
            <text:p>R<text:span text:style-name="T1">E</text:span></text:p>
          </draw:text-box>
        </draw:frame>
        <draw:frame draw:style-name="gr18" draw:text-style-name="P2" draw:layer="layout" svg:width="1.162cm" svg:height="1.12cm" svg:x="10.238cm" svg:y="0.78cm">
          <draw:text-box>
            <text:p>R<text:span text:style-name="T1">1</text:span></text:p>
          </draw:text-box>
        </draw:frame>
        <draw:frame draw:style-name="gr19" draw:text-style-name="P2" draw:layer="layout" svg:width="1.226cm" svg:height="1.114cm" svg:x="13.774cm" svg:y="3.386cm">
          <draw:text-box>
            <text:p>R<text:span text:style-name="T1">C</text:span></text:p>
          </draw:text-box>
        </draw:frame>
        <draw:frame draw:style-name="gr20" draw:text-style-name="P2" draw:layer="layout" svg:width="1.738cm" svg:height="1.114cm" svg:x="18.238cm" svg:y="2.1cm">
          <draw:text-box>
            <text:p>R<text:span text:style-name="T1">OUT</text:span></text:p>
          </draw:text-box>
        </draw:frame>
        <draw:frame draw:style-name="gr3" draw:text-style-name="P2" draw:layer="layout" svg:width="1.162cm" svg:height="1.114cm" svg:x="18.7cm" svg:y="9.286cm">
          <draw:text-box>
            <text:p>R<text:span text:style-name="T1">L</text:span></text:p>
          </draw:text-box>
        </draw:frame>
        <draw:frame draw:style-name="gr21" draw:text-style-name="P2" draw:layer="layout" svg:width="1.458cm" svg:height="1.114cm" svg:x="21.942cm" svg:y="3.6cm">
          <draw:text-box>
            <text:p><text:span text:style-name="T6">V</text:span><text:span text:style-name="T1">CC</text:span></text:p>
          </draw:text-box>
        </draw:frame>
        <draw:custom-shape draw:style-name="gr14" draw:text-style-name="P7" xml:id="id5" draw:id="id5" draw:layer="layout" svg:width="1.842cm" svg:height="1.843cm" svg:x="3.758cm" svg:y="8.8cm">
          <text:p text:style-name="P7">+</text:p>
          <text:p text:style-name="P7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5" draw:layer="layout" svg:x1="6.1cm" svg:y1="5.841cm" svg:x2="6.197cm" svg:y2="5.4cm">
            <text:p/>
          </draw:line>
          <draw:line draw:style-name="gr7" draw:text-style-name="P5" draw:layer="layout" svg:x1="6.399cm" svg:y1="6.3cm" svg:x2="6.194cm" svg:y2="5.401cm">
            <text:p/>
          </draw:line>
          <draw:line draw:style-name="gr7" draw:text-style-name="P5" draw:layer="layout" svg:x1="6.801cm" svg:y1="6.347cm" svg:x2="6.997cm" svg:y2="5.445cm">
            <text:p/>
          </draw:line>
          <draw:line draw:style-name="gr7" draw:text-style-name="P5" draw:layer="layout" svg:x1="6.391cm" svg:y1="6.321cm" svg:x2="6.591cm" svg:y2="5.422cm">
            <text:p/>
          </draw:line>
          <draw:line draw:style-name="gr7" draw:text-style-name="P5" draw:layer="layout" svg:x1="6.809cm" svg:y1="6.342cm" svg:x2="6.6cm" svg:y2="5.447cm">
            <text:p/>
          </draw:line>
          <draw:line draw:style-name="gr7" draw:text-style-name="P5" draw:layer="layout" svg:x1="7.214cm" svg:y1="6.333cm" svg:x2="7.002cm" svg:y2="5.441cm">
            <text:p/>
          </draw:line>
          <draw:line draw:style-name="gr7" draw:text-style-name="P5" draw:layer="layout" svg:x1="7.21cm" svg:y1="6.289cm" svg:x2="7.303cm" svg:y2="5.845cm">
            <text:p/>
          </draw:line>
        </draw:g>
        <draw:connector draw:style-name="gr11" draw:text-style-name="P1" draw:layer="layout" svg:x1="4.6cm" svg:y1="5.9cm" svg:x2="6.173cm" svg:y2="5.857cm" svg:d="M4600 5900h787v-43h786" svg:viewBox="0 0 1574 44">
          <text:p/>
        </draw:connector>
        <draw:line draw:style-name="gr22" draw:text-style-name="P5" draw:layer="layout" svg:x1="20.6cm" svg:y1="11.1cm" svg:x2="20.5cm" svg:y2="11.1cm">
          <text:p/>
        </draw:line>
        <draw:custom-shape draw:style-name="gr23" draw:text-style-name="P8" draw:layer="layout" svg:width="0.4cm" svg:height="0.4cm" svg:x="21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cm" svg:height="0.4cm" svg:x="13.5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cm" svg:height="0.4cm" svg:x="15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cm" svg:height="0.4cm" svg:x="17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cm" svg:height="0.4cm" svg:x="11.4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cm" svg:height="0.4cm" svg:x="8.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cm" svg:height="0.4cm" svg:x="11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cm" svg:height="0.4cm" svg:x="21.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cm" svg:height="0.4cm" svg:x="4.5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0.858cm" svg:height="1.474cm" svg:x="4.342cm" svg:y="4.326cm">
          <draw:text-box>
            <text:p><text:span text:style-name="T5"/></text:p>
            <text:p><text:span text:style-name="T7">in</text:span></text:p>
          </draw:text-box>
        </draw:frame>
        <draw:frame draw:style-name="gr25" draw:text-style-name="P9" draw:layer="layout" svg:width="1.493cm" svg:height="1.474cm" svg:x="10.207cm" svg:y="4.5cm">
          <draw:text-box>
            <text:p><text:span text:style-name="T5"/></text:p>
            <text:p><text:span text:style-name="T7">base</text:span></text:p>
          </draw:text-box>
        </draw:frame>
        <draw:frame draw:style-name="gr26" draw:text-style-name="P9" draw:layer="layout" svg:width="1.62cm" svg:height="1.474cm" svg:x="17.98cm" svg:y="3.2cm">
          <draw:text-box>
            <text:p><text:span text:style-name="T5"/></text:p>
            <text:p><text:span text:style-name="T7">emit2</text:span></text:p>
          </draw:text-box>
        </draw:frame>
        <draw:frame draw:style-name="gr27" draw:text-style-name="P9" draw:layer="layout" svg:width="1.188cm" svg:height="1.474cm" svg:x="10.312cm" svg:y="-0.8cm">
          <draw:text-box>
            <text:p><text:span text:style-name="T5"/></text:p>
            <text:p><text:span text:style-name="T7">vcc</text:span></text:p>
          </draw:text-box>
        </draw:frame>
        <draw:frame draw:style-name="gr28" draw:text-style-name="P9" draw:layer="layout" svg:width="1.366cm" svg:height="1.474cm" svg:x="14.5cm" svg:y="5.326cm">
          <draw:text-box>
            <text:p><text:span text:style-name="T5"/></text:p>
            <text:p><text:span text:style-name="T7">emit</text:span></text:p>
          </draw:text-box>
        </draw:frame>
        <draw:frame draw:style-name="gr29" draw:text-style-name="P9" draw:layer="layout" svg:width="1.137cm" svg:height="1.474cm" svg:x="21.263cm" svg:y="6.4cm">
          <draw:text-box>
            <text:p><text:span text:style-name="T5"/></text:p>
            <text:p><text:span text:style-name="T7">out</text:span></text:p>
          </draw:text-box>
        </draw:frame>
        <draw:frame draw:style-name="gr27" draw:text-style-name="P9" draw:layer="layout" svg:width="1.188cm" svg:height="1.474cm" svg:x="13.612cm" svg:y="3.5cm">
          <draw:text-box>
            <text:p><text:span text:style-name="T5"/></text:p>
            <text:p><text:span text:style-name="T7">coll</text:span></text:p>
          </draw:text-box>
        </draw:frame>
        <draw:frame draw:style-name="gr30" draw:text-style-name="P9" draw:layer="layout" svg:width="1.458cm" svg:height="1.986cm" svg:x="7.842cm" svg:y="4.4cm">
          <draw:text-box>
            <text:p><text:span text:style-name="T5"/></text:p>
            <text:p><text:span text:style-name="T7">in2</text:span></text:p>
          </draw:text-box>
        </draw:frame>
        <draw:frame draw:style-name="gr31" draw:text-style-name="P10" draw:layer="layout" svg:width="1.458cm" svg:height="1.115cm" svg:x="2.5cm" svg:y="9cm">
          <draw:text-box>
            <text:p><text:span text:style-name="T6">v</text:span><text:span text:style-name="T1">in</text:span></text:p>
          </draw:text-box>
        </draw:frame>
        <draw:frame draw:style-name="gr21" draw:text-style-name="P2" draw:layer="layout" svg:width="1.458cm" svg:height="1.114cm" svg:x="12.542cm" svg:y="5.386cm">
          <draw:text-box>
            <text:p><text:span text:style-name="T6">Q</text:span><text:span text:style-name="T1">1</text:span></text:p>
          </draw:text-box>
        </draw:frame>
        <draw:frame draw:style-name="gr21" draw:text-style-name="P2" draw:layer="layout" svg:width="1.458cm" svg:height="1.114cm" svg:x="15.3cm" svg:y="4.9cm">
          <draw:text-box>
            <text:p><text:span text:style-name="T6">Q</text:span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57983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5-23T16:34:05.835468507</dc:date>
    <meta:editing-duration>PT3H8M14S</meta:editing-duration>
    <meta:editing-cycles>23</meta:editing-cycles>
    <meta:generator>LibreOffice/6.0.7.3$Linux_X86_64 LibreOffice_project/00m0$Build-3</meta:generator>
    <meta:document-statistic meta:object-count="146"/>
  </office:meta>
</office:document-meta>
</file>